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ica1" style:family="table">
      <style:table-properties style:width="17cm" table:align="left"/>
    </style:style>
    <style:style style:name="Tablica1.A" style:family="table-column">
      <style:table-column-properties style:column-width="1.39cm"/>
    </style:style>
    <style:style style:name="Tablica1.B" style:family="table-column">
      <style:table-column-properties style:column-width="15.61cm"/>
    </style:style>
    <style:style style:name="Tablica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Emphasis">✅ </text:span><text:span text:style-name="Emphasis"><text:span text:style-name="Strong_20_Emphasis">RECAP dosadašnjeg napretka: TagBoost Lite verzija</text:span></text:span></text:h>
      <text:h text:style-name="Heading_20_4" text:outline-level="4">🔹<text:span text:style-name="Strong_20_Emphasis">Glavni cilj:</text:span></text:h>
      <text:p text:style-name="Text_20_body">Napraviti Chrome ekstenziju koja iz popup prozora šalje podatke (trenutno <text:span text:style-name="Emphasis">naslov</text:span>) u Redbubble upload formu.</text:p>
      <text:p text:style-name="Horizontal_20_Line"/>
      <text:h text:style-name="Heading_20_3" text:outline-level="3">🧱 <text:span text:style-name="Strong_20_Emphasis">Dosad postignuto (s tehničke strane):</text:span></text:h>
      <text:h text:style-name="Heading_20_4" text:outline-level="4">1. <text:span text:style-name="Strong_20_Emphasis">popup.html</text:span></text:h>
      <text:list text:style-name="L1">
        <text:list-item>
          <text:p text:style-name="P1">Napravljen jednostavan UI:</text:p>
          <text:list>
            <text:list-item>
              <text:p text:style-name="P1"><text:span text:style-name="Source_20_Text">&lt;input&gt;</text:span> za unos naslova.</text:p>
            </text:list-item>
            <text:list-item>
              <text:p text:style-name="P1"><text:span text:style-name="Source_20_Text">&lt;button&gt;</text:span> za slanje.</text:p>
            </text:list-item>
          </text:list>
        </text:list-item>
        <text:list-item>
          <text:p text:style-name="P1"><text:span text:style-name="Source_20_Text">lang="en"</text:span> postavljen radi budućih korisnika.</text:p>
        </text:list-item>
        <text:list-item>
          <text:p text:style-name="P1">Planiran layout za dodavanje Description i SEO tags (još nije aktivan).</text:p>
        </text:list-item>
      </text:list>
      <text:h text:style-name="Heading_20_4" text:outline-level="4">2. <text:span text:style-name="Strong_20_Emphasis">popup.js</text:span></text:h>
      <text:list text:style-name="L2">
        <text:list-item>
          <text:p text:style-name="P2">Spojen na <text:span text:style-name="Source_20_Text">background.js</text:span> putem <text:span text:style-name="Source_20_Text">chrome.runtime.connect()</text:span>.</text:p>
        </text:list-item>
        <text:list-item>
          <text:p text:style-name="P2">Šalje poruku <text:span text:style-name="Source_20_Text">type: "SEND_TITLE"</text:span> s unosom iz <text:span text:style-name="Source_20_Text">titleInput.value</text:span>.</text:p>
        </text:list-item>
        <text:list-item>
          <text:p text:style-name="P2">Ima logiku za reconnect i disconnection.</text:p>
        </text:list-item>
      </text:list>
      <text:h text:style-name="Heading_20_4" text:outline-level="4">3. <text:span text:style-name="Strong_20_Emphasis">background.js</text:span></text:h>
      <text:list text:style-name="L3">
        <text:list-item>
          <text:p text:style-name="P3">Otvara popup kao <text:span text:style-name="Emphasis">poseban prozor</text:span>.</text:p>
        </text:list-item>
        <text:list-item>
          <text:p text:style-name="P3">Prima poruke tipa <text:span text:style-name="Source_20_Text">"SEND_TITLE"</text:span>.</text:p>
        </text:list-item>
        <text:list-item>
          <text:p text:style-name="P3">Pronalazi Redbubble tab (pretražuje po fiksnoj URL vrijednosti).</text:p>
        </text:list-item>
        <text:list-item>
          <text:p text:style-name="P3">Šalje poruku <text:span text:style-name="Source_20_Text">"SEND_TITLE"</text:span> dalje u <text:span text:style-name="Source_20_Text">content.js</text:span>.</text:p>
        </text:list-item>
      </text:list>
      <text:h text:style-name="Heading_20_4" text:outline-level="4">4. <text:span text:style-name="Strong_20_Emphasis">content.js</text:span></text:h>
      <text:list text:style-name="L4">
        <text:list-item>
          <text:p text:style-name="P4">Reagira na <text:span text:style-name="Source_20_Text">"SEND_TITLE"</text:span> poruku.</text:p>
        </text:list-item>
        <text:list-item>
          <text:p text:style-name="P4">Prepoznaje <text:span text:style-name="Source_20_Text">input[name='title']</text:span> i upisuje vrijednost.</text:p>
        </text:list-item>
        <text:list-item>
          <text:p text:style-name="P4">Simulira "input" event da bi Redbubble pravilno registrirao unos.</text:p>
        </text:list-item>
      </text:list>
      <text:p text:style-name="Horizontal_20_Line"/>
      <text:h text:style-name="Heading_20_3" text:outline-level="3">🧠 <text:span text:style-name="Strong_20_Emphasis">Što je Ozren naučio / savladao:</text:span></text:h>
      <text:list text:style-name="L5">
        <text:list-item>
          <text:p text:style-name="P5">Kako radi Chrome ekstenzija u <text:span text:style-name="Strong_20_Emphasis">manifest v3</text:span>.</text:p>
        </text:list-item>
        <text:list-item>
          <text:p text:style-name="P5">Što je background, content, popup skripta i kako komuniciraju.</text:p>
        </text:list-item>
        <text:list-item>
          <text:p text:style-name="P5">Što znači <text:span text:style-name="Source_20_Text">"defer"</text:span> i zašto je <text:span text:style-name="Source_20_Text">DOMContentLoaded</text:span> bitan.</text:p>
        </text:list-item>
        <text:list-item>
          <text:p text:style-name="P5"><text:soft-page-break/>Što je <text:span text:style-name="Source_20_Text">port</text:span> i zašto <text:span text:style-name="Source_20_Text">chrome.runtime.connect()</text:span> ima smisla.</text:p>
        </text:list-item>
        <text:list-item>
          <text:p text:style-name="P5">Kako strukturirati komunikaciju između modula.</text:p>
        </text:list-item>
        <text:list-item>
          <text:p text:style-name="P5">Kako debugirati pomoću <text:span text:style-name="Source_20_Text">console.log</text:span> i gdje gledati greške.</text:p>
        </text:list-item>
      </text:list>
      <text:p text:style-name="Horizontal_20_Line"/>
      <text:h text:style-name="Heading_20_3" text:outline-level="3">🔄 <text:span text:style-name="Strong_20_Emphasis">Sljedeći logični koraci (kad se poželiš igrati dalje):</text:span></text:h>
      <table:table table:name="Tablica1" table:style-name="Tablica1">
        <table:table-column table:style-name="Tablica1.A"/>
        <table:table-column table:style-name="Tablica1.B"/>
        <table:table-header-rows>
          <table:table-row>
            <table:table-cell table:style-name="Tablica1.A1" office:value-type="string">
              <text:p text:style-name="Table_20_Heading">Korak</text:p>
            </table:table-cell>
            <table:table-cell table:style-name="Tablica1.A1" office:value-type="string">
              <text:p text:style-name="Table_20_Heading">Opis</text:p>
            </table:table-cell>
          </table:table-row>
        </table:table-header-rows>
        <table:table-row>
          <table:table-cell table:style-name="Tablica1.A1" office:value-type="string">
            <text:p text:style-name="Table_20_Contents">🟡 1.</text:p>
          </table:table-cell>
          <table:table-cell table:style-name="Tablica1.A1" office:value-type="string">
            <text:p text:style-name="Table_20_Contents">Dodati polja za <text:span text:style-name="Source_20_Text">description</text:span> i <text:span text:style-name="Source_20_Text">seo tags</text:span> u <text:span text:style-name="Source_20_Text">popup.html</text:span>.</text:p>
          </table:table-cell>
        </table:table-row>
        <table:table-row>
          <table:table-cell table:style-name="Tablica1.A1" office:value-type="string">
            <text:p text:style-name="Table_20_Contents">🟡 2.</text:p>
          </table:table-cell>
          <table:table-cell table:style-name="Tablica1.A1" office:value-type="string">
            <text:p text:style-name="Table_20_Contents">Omogućiti slanje svakog polja pojedinačno ili sve zajedno.</text:p>
          </table:table-cell>
        </table:table-row>
        <table:table-row>
          <table:table-cell table:style-name="Tablica1.A1" office:value-type="string">
            <text:p text:style-name="Table_20_Contents">🔵 3.</text:p>
          </table:table-cell>
          <table:table-cell table:style-name="Tablica1.A1" office:value-type="string">
            <text:p text:style-name="Table_20_Contents">Dodati podršku u <text:span text:style-name="Source_20_Text">background.js</text:span> za tipove: <text:span text:style-name="Source_20_Text">"SEND_DESCRIPTION"</text:span>, <text:span text:style-name="Source_20_Text">"SEND_TAGS"</text:span>, <text:span text:style-name="Source_20_Text">"SEND_ALL"</text:span>.</text:p>
          </table:table-cell>
        </table:table-row>
        <table:table-row>
          <table:table-cell table:style-name="Tablica1.A1" office:value-type="string">
            <text:p text:style-name="Table_20_Contents">🔵 4.</text:p>
          </table:table-cell>
          <table:table-cell table:style-name="Tablica1.A1" office:value-type="string">
            <text:p text:style-name="Table_20_Contents">U <text:span text:style-name="Source_20_Text">content.js</text:span> dodati logiku za sve poruke.</text:p>
          </table:table-cell>
        </table:table-row>
        <table:table-row>
          <table:table-cell table:style-name="Tablica1.A1" office:value-type="string">
            <text:p text:style-name="Table_20_Contents">🧪 5.</text:p>
          </table:table-cell>
          <table:table-cell table:style-name="Tablica1.A1" office:value-type="string">
            <text:p text:style-name="Table_20_Contents">Testirati unos u više polja na Redbubble stranici.</text:p>
          </table:table-cell>
        </table:table-row>
        <table:table-row>
          <table:table-cell table:style-name="Tablica1.A1" office:value-type="string">
            <text:p text:style-name="Table_20_Contents">🔐 6.</text:p>
          </table:table-cell>
          <table:table-cell table:style-name="Tablica1.A1" office:value-type="string">
            <text:p text:style-name="Table_20_Contents">Razmisliti o fallbacku ako se polja promijene (selector safety).</text:p>
          </table:table-cell>
        </table:table-row>
        <table:table-row>
          <table:table-cell table:style-name="Tablica1.A1" office:value-type="string">
            <text:p text:style-name="Table_20_Contents">🌍 7.</text:p>
          </table:table-cell>
          <table:table-cell table:style-name="Tablica1.A1" office:value-type="string">
            <text:p text:style-name="Table_20_Contents">Umjesto <text:span text:style-name="Source_20_Text">url:</text:span> filtera možda koristiti <text:span text:style-name="Source_20_Text">activeTab.id</text:span> za veću fleksibilnost.</text:p>
          </table:table-cell>
        </table:table-row>
      </table:table>
      <text:p text:style-name="Text_20_body"><text:span text:style-name="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r" fo:country="H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r" fo:country="H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6T10:39:33.365000000</meta:creation-date>
    <dc:date>2025-04-06T14:40:26.947000000</dc:date>
    <meta:editing-duration>PT3H50M20S</meta:editing-duration>
    <meta:editing-cycles>1</meta:editing-cycles>
    <meta:document-statistic meta:table-count="1" meta:image-count="0" meta:object-count="0" meta:page-count="2" meta:paragraph-count="47" meta:word-count="281" meta:character-count="1808" meta:non-whitespace-character-count="1595"/>
    <meta:generator>LibreOffice/24.8.5.2$Windows_X86_64 LibreOffice_project/fddf2685c70b461e7832239a0162a77216259f22</meta:generator>
  </office:meta>
</office:document-meta>
</file>